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.0209in" fo:margin-right="0.0209in" fo:text-indent="0in" style:auto-text-indent="false" fo:padding="0in" fo:border="none"/>
    </style:style>
    <style:style style:name="T1" style:family="text">
      <style:text-properties loext:padding-left="0in" loext:padding-right="0in" loext:padding-top="0in" loext:padding-bottom="0.0193in" loext:border-left="none" loext:border-right="none" loext:border-top="none" loext:border-bottom="1.5pt solid #000000"/>
    </style:style>
    <style:style style:name="T2" style:family="text">
      <style:text-properties loext:padding="0.0193in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does support the Priority Inheritance Protocol (PIP). <text:a xlink:type="simple" xlink:href="https://stackoverflow.com/questions/38468072/does-linux-use-some-of-the-solutions-of-priority-inversion" office:target-frame-name="_blank" xlink:show="new" text:style-name="Internet_20_link" text:visited-style-name="Visited_20_Internet_20_Link"><text:span text:style-name="T1">When a low-priority task holds a resource (like a mutex) that a high-priority task needs, the low-priority task temporarily inherits the higher priority until it releases the resource</text:span></text:a>. This mechanism helps to mitigate the priority inversion problem.</text:p>
      <text:p text:style-name="P1">As for the Priority Ceiling Protocol (PCP), it’s not natively supported in the general Linux kernel. <text:a xlink:type="simple" xlink:href="https://www.geeksforgeeks.org/priority-ceiling-protocol/" office:target-frame-name="_blank" xlink:show="new" text:style-name="Internet_20_link" text:visited-style-name="Visited_20_Internet_20_Link"><text:span text:style-name="T1">However, some real-time variants or extensions of the Linux kernel may provide support for it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5:46:35.081998664</meta:creation-date>
    <dc:date>2024-03-23T05:46:57.307098546</dc:date>
    <meta:editing-duration>PT22S</meta:editing-duration>
    <meta:editing-cycles>1</meta:editing-cycles>
    <meta:document-statistic meta:table-count="0" meta:image-count="0" meta:object-count="0" meta:page-count="1" meta:paragraph-count="2" meta:word-count="76" meta:character-count="503" meta:non-whitespace-character-count="429"/>
    <meta:generator>LibreOffice/24.2.1.2$MacOSX_AARCH64 LibreOffice_project/db4def46b0453cc22e2d0305797cf981b68ef5ac</meta:generator>
  </office:meta>
</office:document-meta>
</file>